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paragraph-rsid="000a0e1a"/>
    </style:style>
    <style:style style:name="P4" style:family="paragraph" style:parent-style-name="Text_20_body">
      <style:text-properties officeooo:paragraph-rsid="000a0e1a"/>
    </style:style>
    <style:style style:name="P5" style:family="paragraph" style:parent-style-name="Text_20_body">
      <style:paragraph-properties fo:text-align="center" style:justify-single-word="false"/>
      <style:text-properties officeooo:paragraph-rsid="000a0e1a"/>
    </style:style>
    <style:style style:name="P6" style:family="paragraph" style:parent-style-name="Text_20_body">
      <style:text-properties officeooo:rsid="0019472e" officeooo:paragraph-rsid="0019472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itle">
      <style:text-properties style:font-name="Liberation Sans" fo:font-size="28pt" fo:font-weight="bold" officeooo:rsid="000e1ac4" officeooo:paragraph-rsid="000e1ac4" style:font-name-asian="Microsoft YaHei" style:font-size-asian="28pt" style:font-weight-asian="bold" style:font-name-complex="Lucida Sans1" style:font-size-complex="28pt" style:font-weight-complex="bold"/>
    </style:style>
    <style:style style:name="P9" style:family="paragraph" style:parent-style-name="Text_20_body">
      <style:text-properties officeooo:paragraph-rsid="001e33d0"/>
    </style:style>
    <style:style style:name="P10" style:family="paragraph" style:parent-style-name="Text_20_body">
      <style:text-properties officeooo:paragraph-rsid="0022c3d7"/>
    </style:style>
    <style:style style:name="P11" style:family="paragraph" style:parent-style-name="Text_20_body">
      <style:text-properties officeooo:paragraph-rsid="002542ad"/>
    </style:style>
    <style:style style:name="P12" style:family="paragraph" style:parent-style-name="Heading_20_1">
      <style:paragraph-properties fo:break-before="page"/>
    </style:style>
    <style:style style:name="P13" style:family="paragraph" style:parent-style-name="Heading_20_2">
      <style:text-properties officeooo:rsid="0019472e" officeooo:paragraph-rsid="0019472e"/>
    </style:style>
    <style:style style:name="P14" style:family="paragraph" style:parent-style-name="Heading_20_2">
      <style:text-properties style:font-name="Liberation Sans" fo:font-size="16.1000003814697pt" fo:font-weight="bold" officeooo:rsid="001e33d0" officeooo:paragraph-rsid="001e33d0" style:font-name-asian="Microsoft YaHei" style:font-size-asian="16.1000003814697pt" style:font-weight-asian="bold" style:font-name-complex="Lucida Sans1" style:font-size-complex="16.1000003814697pt" style:font-weight-complex="bold"/>
    </style:style>
    <style:style style:name="P15" style:family="paragraph" style:parent-style-name="Heading_20_2">
      <style:text-properties style:font-name="Liberation Sans" fo:font-size="16.1000003814697pt" fo:font-weight="bold" officeooo:rsid="002542ad" officeooo:paragraph-rsid="002542ad" style:font-name-asian="Microsoft YaHei" style:font-size-asian="16.1000003814697pt" style:font-weight-asian="bold" style:font-name-complex="Lucida Sans1" style:font-size-complex="16.1000003814697pt" style:font-weight-complex="bold"/>
    </style:style>
    <style:style style:name="P16" style:family="paragraph" style:parent-style-name="Heading_20_2">
      <style:text-properties style:font-name="Liberation Sans" fo:font-size="16.1000003814697pt" fo:font-weight="bold" officeooo:rsid="0022c3d7" officeooo:paragraph-rsid="0022c3d7" style:font-name-asian="Microsoft YaHei" style:font-size-asian="16.1000003814697pt" style:font-weight-asian="bold" style:font-name-complex="Lucida Sans1" style:font-size-complex="16.1000003814697pt" style:font-weight-complex="bold"/>
    </style:style>
    <style:style style:name="P17" style:family="paragraph" style:parent-style-name="Heading_20_2">
      <style:text-properties style:font-name="Liberation Sans" fo:font-size="16.1000003814697pt" fo:font-weight="bold" officeooo:rsid="0026d923" officeooo:paragraph-rsid="0026d923" style:font-name-asian="Microsoft YaHei" style:font-size-asian="16.1000003814697pt" style:font-weight-asian="bold" style:font-name-complex="Lucida Sans1" style:font-size-complex="16.1000003814697pt" style:font-weight-complex="bold"/>
    </style:style>
    <style:style style:name="P18" style:family="paragraph" style:parent-style-name="Text_20_body">
      <style:text-properties officeooo:paragraph-rsid="0022c3d7"/>
    </style:style>
    <style:style style:name="P19" style:family="paragraph" style:parent-style-name="Text_20_body">
      <style:text-properties officeooo:paragraph-rsid="0026d923"/>
    </style:style>
    <style:style style:name="T1" style:family="text">
      <style:text-properties officeooo:rsid="00178c00"/>
    </style:style>
    <style:style style:name="T2" style:family="text">
      <style:text-properties officeooo:rsid="0019b406"/>
    </style:style>
    <style:style style:name="T3" style:family="text">
      <style:text-properties officeooo:rsid="001c5d1f"/>
    </style:style>
    <style:style style:name="T4" style:family="text">
      <style:text-properties officeooo:rsid="001e33d0"/>
    </style:style>
    <style:style style:name="T5" style:family="text">
      <style:text-properties officeooo:rsid="0019472e"/>
    </style:style>
    <style:style style:name="T6" style:family="text">
      <style:text-properties officeooo:rsid="0020120a"/>
    </style:style>
    <style:style style:name="T7" style:family="text">
      <style:text-properties officeooo:rsid="0022c3d7"/>
    </style:style>
    <style:style style:name="T8" style:family="text">
      <style:text-properties officeooo:rsid="002542ad"/>
    </style:style>
    <style:style style:name="T9" style:family="text">
      <style:text-properties officeooo:rsid="0026d92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4"/>
      <text:p text:style-name="P4"/>
      <text:p text:style-name="P8">Registre des <text:span text:style-name="T1">décision</text:span><text:span text:style-name="T3">s</text:span></text:p>
      <text:p text:style-name="P4"/>
      <text:p text:style-name="P5">Théo Delmas</text:p>
      <text:p text:style-name="P5">Lauric Teysseyre</text:p>
      <text:p text:style-name="P5">Pierre-Louis Renon</text:p>
      <text:p text:style-name="P5">Julien Wattier</text:p>
      <text:p text:style-name="P5"/>
      <text:p text:style-name="P5">Université Paul Sabatier</text:p>
      <text:p text:style-name="P5">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648_987475018" text:style-name="Index_20_Link" text:visited-style-name="Index_20_Link">Liste des décisions<text:tab/>3</text:a></text:p>
          <text:p text:style-name="P7"><text:a xlink:type="simple" xlink:href="#__RefHeading___Toc979_2209145859" text:style-name="Index_20_Link" text:visited-style-name="Index_20_Link">Systématisation de l’utilisation de liveshare<text:tab/>3</text:a></text:p>
          <text:p text:style-name="P7"><text:a xlink:type="simple" xlink:href="#__RefHeading___Toc1620_1175234677" text:style-name="Index_20_Link" text:visited-style-name="Index_20_Link">Écriture de rapport de réunion<text:tab/>3</text:a></text:p>
        </text:index-body>
      </text:table-of-content>
      <text:p text:style-name="Text_20_body"/>
      <text:h text:style-name="P12" text:outline-level="1"><text:bookmark-start text:name="__RefHeading___Toc648_987475018"/>Liste des <text:span text:style-name="T1">décision</text:span><text:span text:style-name="T3">s</text:span><text:bookmark-end text:name="__RefHeading___Toc648_987475018"/></text:h>
      <text:h text:style-name="P13" text:outline-level="2"><text:bookmark-start text:name="__RefHeading___Toc979_2209145859"/>Systématisation de l’utilisation de liveshare<text:bookmark-end text:name="__RefHeading___Toc979_2209145859"/></text:h>
      <text:p text:style-name="P6">Description : Ajout d’un paragraphe concernant l’utilisation de liveshare pour débugger les autres développeurs dans le plan de communication.</text:p>
      <text:p text:style-name="P6">Contexte : Le debbugage des pairs était compliqué car pour voir le code il fallait streamer son IDE et les autres développeurs ne pouvait donc pas voir tout le code.</text:p>
      <text:p text:style-name="P6">D’autre part des propositions de peer-programming avaient été émise mais jamais concrétis<text:span text:style-name="T2">é.</text:span></text:p>
      <text:p text:style-name="P6">Date : 15/03/2023</text:p>
      <text:h text:style-name="P14" text:outline-level="2"><text:bookmark-start text:name="__RefHeading___Toc1620_1175234677"/>Écriture de rapport de réunion<text:bookmark-end text:name="__RefHeading___Toc1620_1175234677"/></text:h>
      <text:p text:style-name="P9"><text:span text:style-name="T5">Description : Ajout d’un paragraphe </text:span><text:span text:style-name="T4">précisant que les revue</text:span><text:span text:style-name="T6">s</text:span><text:span text:style-name="T4"> de sprint sont enregistré</text:span><text:span text:style-name="T6">es</text:span><text:span text:style-name="T4"> et que des rapports de réunion sont produit</text:span><text:span text:style-name="T6">s</text:span><text:span text:style-name="T4"> ultérieurement.</text:span></text:p>
      <text:p text:style-name="P9"><text:span text:style-name="T5">Contexte : </text:span><text:span text:style-name="T4">La seconde version du plan projet nous a poussé à revoir notre organisation et notamment à avoir une trace écrite des revues de sprint qui sont des réunions majeur</text:span><text:span text:style-name="T6">es</text:span><text:span text:style-name="T4"> pour ce projet.</text:span></text:p>
      <text:p text:style-name="P9"><text:span text:style-name="T5">Date : 1</text:span><text:span text:style-name="T4">6</text:span><text:span text:style-name="T5">/03/2023</text:span></text:p>
      <text:h text:style-name="P15" text:outline-level="2"><text:bookmark-start text:name="__RefHeading___Toc1620_117523467711"/>Section sur la documentation<text:bookmark-end text:name="__RefHeading___Toc1620_117523467711"/></text:h>
      <text:p text:style-name="P11"><text:span text:style-name="T5">Description : </text:span><text:span text:style-name="T8">Ajout d’un section concernant la documentation dans la gestion de la qualité.</text:span></text:p>
      <text:p text:style-name="P11"><text:span text:style-name="T5">Contexte : </text:span><text:span text:style-name="T8">Lors d’une revue de sprint la question de la clôture du projet a été abordée et notamment la maintenance. Il a été décidé de bien documenté le code source.</text:span></text:p>
      <text:p text:style-name="P11"><text:span text:style-name="T5">Date : </text:span><text:span text:style-name="T7">29</text:span><text:span text:style-name="T5">/03/2023</text:span></text:p>
      <text:h text:style-name="P16" text:outline-level="2"><text:bookmark-start text:name="__RefHeading___Toc1620_11752346771"/>Arrêt de production sur le système de recherche<text:bookmark-end text:name="__RefHeading___Toc1620_11752346771"/></text:h>
      <text:p text:style-name="P10"><text:span text:style-name="T5">Description : </text:span><text:span text:style-name="T7">L’ensemble des informations relatives à la production d’un système de recherche des contraintes est retiré du rapport.</text:span></text:p>
      <text:p text:style-name="P10"><text:span text:style-name="T5">Contexte : </text:span><text:span text:style-name="T7">Faute de temps pour continuer le projet, l’équipe s’est mis d’accord avec le client pour ne pas produire le système de recherche de contrainte et de se consacrer sur l’affichage des documentations.</text:span></text:p>
      <text:p text:style-name="P10"><text:span text:style-name="T5">Date : </text:span><text:span text:style-name="T7">29</text:span><text:span text:style-name="T5">/03/2023</text:span></text:p>
      <text:h text:style-name="P17" text:outline-level="2"><text:bookmark-start text:name="__RefHeading___Toc1620_117523467712"/>Demande de revue pour la livraison finale<text:bookmark-end text:name="__RefHeading___Toc1620_117523467712"/></text:h>
      <text:p text:style-name="P19"><text:span text:style-name="T5">Description : </text:span><text:span text:style-name="T9">Ajout d’une section précisant la livraison finale dans la gestion des livrables.</text:span></text:p>
      <text:p text:style-name="P19"><text:span text:style-name="T5">Contexte : </text:span><text:span text:style-name="T9">Le client a demandé à un collaborateur du projet qualifié sur le front-end pour effectuer une revue de code avant la clôture du projet.</text:span></text:p>
      <text:p text:style-name="P19"><text:span text:style-name="T5">Date : </text:span><text:span text:style-name="T7">29</text:span><text:span text:style-name="T5">/03/20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2T12:17:09.741000000</meta:creation-date>
    <meta:generator>LibreOffice/7.4.1.2$Windows_X86_64 LibreOffice_project/3c58a8f3a960df8bc8fd77b461821e42c061c5f0</meta:generator>
    <dc:date>2023-04-03T16:19:01.525000000</dc:date>
    <meta:editing-duration>PT36M23S</meta:editing-duration>
    <meta:editing-cycles>24</meta:editing-cycles>
    <meta:document-statistic meta:table-count="0" meta:image-count="0" meta:object-count="0" meta:page-count="3" meta:paragraph-count="33" meta:word-count="338" meta:character-count="2115" meta:non-whitespace-character-count="1810"/>
  </office:meta>
</office:document-meta>
</file>